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Array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ToArrayConverter.StringToArray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Array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ArrayConverter.convert( @ Nullable Object source , TypeDescriptor sourceType , TypeDescriptor targe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